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Arial2" svg:font-family="Arial"/>
    <style:font-face style:name="StarSymbol1" svg:font-family="StarSymbol"/>
    <style:font-face style:name="Tahoma" svg:font-family="Tahoma"/>
    <style:font-face style:name="Courier New" svg:font-family="'Courier New'" style:font-family-generic="modern"/>
    <style:font-face style:name="StarSymbol" svg:font-family="StarSymbol" style:font-family-generic="system"/>
    <style:font-face style:name="Courier New1" svg:font-family="'Courier New'" style:font-family-generic="modern" style:font-pitch="fixed"/>
    <style:font-face style:name="Liberation Serif1" svg:font-family="'Liberation Serif'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Mangal1" svg:font-family="Mangal" style:font-family-generic="swiss" style:font-pitch="variable"/>
    <style:font-face style:name="SimSun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8.467cm" style:rel-column-width="32768*"/>
    </style:style>
    <style:style style:name="Tabla4.B" style:family="table-column">
      <style:table-column-properties style:column-width="8.467cm" style:rel-column-width="32767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style:vertical-align="middle" fo:background-color="#cfe7f5" fo:padding="0.097cm" fo:border-left="none" fo:border-right="none" fo:border-top="0.05pt solid #000000" fo:border-bottom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text-properties style:font-name="Arial3" fo:font-size="10pt" style:font-size-asian="10pt" style:font-size-complex="10pt"/>
    </style:style>
    <style:style style:name="P5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3" fo:font-size="10pt" officeooo:paragraph-rsid="0059c19d" style:font-size-asian="10pt" style:font-size-complex="10pt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3" fo:font-size="10pt" fo:font-weight="bold" officeooo:paragraph-rsid="006b9129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cm" fo:margin-bottom="0.21cm" style:contextual-spacing="false" fo:text-align="center" style:justify-single-word="false"/>
      <style:text-properties style:font-name="Arial3" fo:font-size="10pt" fo:font-weight="bold" officeooo:rsid="006b9129" officeooo:paragraph-rsid="006b9129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3" fo:font-size="10pt" fo:font-weight="bold" officeooo:rsid="006b9129" officeooo:paragraph-rsid="006b9129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.21cm" style:contextual-spacing="false" fo:text-align="center" style:justify-single-word="false"/>
      <style:text-properties style:font-name="Arial3" fo:font-size="13pt" fo:font-style="italic" fo:font-weight="bold" officeooo:rsid="0045ec7f" officeooo:paragraph-rsid="007bfec1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5232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54d4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74819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6b91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bold" officeooo:rsid="006b9129" officeooo:paragraph-rsid="007651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.5pt" fo:font-style="normal" fo:text-shadow="none" style:text-underline-style="none" fo:font-weight="normal" officeooo:rsid="00748fa6" officeooo:paragraph-rsid="007651f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font-name="Arial3" fo:font-size="10pt" officeooo:paragraph-rsid="0074819c" style:font-size-asian="10pt" style:font-size-complex="10pt"/>
    </style:style>
    <style:style style:name="P1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font-name="Arial3" fo:font-size="10pt" officeooo:rsid="006e4427" officeooo:paragraph-rsid="006f2afd" style:font-size-asian="10pt" style:font-size-complex="10pt"/>
    </style:style>
    <style:style style:name="P19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2a6099" loext:opacity="100%" style:text-outline="false" style:text-line-through-style="none" style:text-line-through-type="none" style:font-name="Arial3" fo:font-size="10pt" fo:font-style="normal" fo:text-shadow="none" style:text-underline-style="none" fo:font-weight="bold" officeooo:rsid="006b9129" officeooo:paragraph-rsid="007481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6f2afd" style:font-size-asian="10pt" style:font-size-complex="10pt"/>
    </style:style>
    <style:style style:name="P21" style:family="paragraph" style:parent-style-name="Standard">
      <style:paragraph-properties fo:margin-top="0cm" fo:margin-bottom="0.21cm" style:contextual-spacing="false"/>
      <style:text-properties style:font-name="Arial3" fo:font-size="10pt" fo:font-weight="normal" officeooo:paragraph-rsid="0067ea24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6b9129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6f2afd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756401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7dad92" officeooo:paragraph-rsid="007dad92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7dad92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.21cm" style:contextual-spacing="false" fo:text-align="justify" style:justify-single-word="false"/>
      <style:text-properties officeooo:paragraph-rsid="008340ab"/>
    </style:style>
    <style:style style:name="P28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7b9875" style:font-size-asian="10pt" style:font-name-complex="Arial4" style:font-size-complex="10pt"/>
    </style:style>
    <style:style style:name="P29" style:family="paragraph" style:parent-style-name="Text_20_body_20__28_user_29_">
      <style:paragraph-properties fo:margin-left="0cm" fo:margin-right="0.774cm" fo:margin-top="0cm" fo:margin-bottom="0.21cm" style:contextual-spacing="false" fo:line-height="100%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7b9875" fo:background-color="transparent" style:font-size-asian="10pt" style:font-style-asian="normal" style:font-weight-asian="normal" style:font-name-complex="Arial3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normal" officeooo:rsid="001541bd" officeooo:paragraph-rsid="007fb288" style:text-blinking="false" fo:background-color="transparent" style:font-name-asian="Verdana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1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840aca" fo:background-color="transparent" style:font-size-asian="10pt" style:font-weight-asian="normal" style:font-size-complex="10pt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3" fo:font-size="10pt" fo:letter-spacing="normal" officeooo:rsid="0045ec7f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 officeooo:rsid="0074819c"/>
    </style:style>
    <style:style style:name="T6" style:family="text">
      <style:text-properties fo:color="#000000" loext:opacity="100%" officeooo:rsid="0072c9c5"/>
    </style:style>
    <style:style style:name="T7" style:family="text">
      <style:text-properties fo:color="#000000" loext:opacity="100%" style:font-name="Arial2" fo:letter-spacing="-0.004cm" fo:language="es" fo:country="ES" fo:font-weight="normal" officeooo:rsid="00040fc1" fo:background-color="transparent" loext:char-shading-value="0" style:font-weight-asian="normal" style:font-name-complex="Arial3" style:font-weight-complex="normal"/>
    </style:style>
    <style:style style:name="T8" style:family="text">
      <style:text-properties fo:color="#000000" loext:opacity="100%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normal" officeooo:rsid="001541bd" style:text-blinking="false" fo:background-color="transparent" loext:char-shading-value="0" style:font-name-asian="Verdana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20ab2" style:font-style-asian="normal" style:font-style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5ec7f" style:font-style-asian="normal" style:font-style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e53cf" style:font-style-asian="normal" style:font-style-complex="normal" style:text-overline-style="none" style:text-overline-color="font-color"/>
    </style:style>
    <style:style style:name="T12" style:family="text">
      <style:text-properties style:use-window-font-color="true" loext:opacity="0%" fo:font-weight="normal" style:font-weight-asian="normal" style:font-weight-complex="normal"/>
    </style:style>
    <style:style style:name="T13" style:family="text">
      <style:text-properties style:use-window-font-color="true" loext:opacity="0%" fo:font-weight="normal" officeooo:rsid="0045ec7f" style:font-weight-asian="normal" style:font-weight-complex="normal"/>
    </style:style>
    <style:style style:name="T14" style:family="text">
      <style:text-properties style:use-window-font-color="true" loext:opacity="0%" fo:font-weight="normal" officeooo:rsid="00760bdd" style:font-weight-asian="normal" style:font-weight-complex="normal"/>
    </style:style>
    <style:style style:name="T15" style:family="text">
      <style:text-properties style:use-window-font-color="true" loext:opacity="0%" fo:font-weight="normal" officeooo:rsid="006f2afd" style:font-weight-asian="normal" style:font-weight-complex="normal"/>
    </style:style>
    <style:style style:name="T16" style:family="text">
      <style:text-properties style:font-name="Arial3" fo:font-size="10pt" officeooo:rsid="0045ec7f" style:font-size-asian="10pt" style:font-size-complex="10pt"/>
    </style:style>
    <style:style style:name="T17" style:family="text">
      <style:text-properties officeooo:rsid="00691e67"/>
    </style:style>
    <style:style style:name="T18" style:family="text">
      <style:text-properties officeooo:rsid="0042294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74819c" style:font-weight-asian="normal" style:font-weight-complex="normal"/>
    </style:style>
    <style:style style:name="T21" style:family="text">
      <style:text-properties fo:font-weight="normal" officeooo:rsid="00748fa6" style:font-weight-asian="normal" style:font-weight-complex="normal"/>
    </style:style>
    <style:style style:name="T22" style:family="text">
      <style:text-properties fo:color="#2a6099" loext:opacity="100%" fo:font-weight="bold" style:font-weight-asian="bold" style:font-weight-complex="bold"/>
    </style:style>
    <style:style style:name="T23" style:family="text">
      <style:text-properties fo:color="#2a6099" loext:opacity="100%" fo:font-weight="bold" officeooo:rsid="0074819c" style:font-weight-asian="bold" style:font-weight-complex="bold"/>
    </style:style>
    <style:style style:name="T24" style:family="text">
      <style:text-properties fo:color="#2a6099" loext:opacity="100%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bold" officeooo:rsid="00645c7b" style:text-blinking="false" fo:background-color="transparent" loext:char-shading-value="0" style:font-name-asian="Verdana" style:font-size-asian="10pt" style:font-style-asian="normal" style:font-weight-asian="bold" style:font-name-complex="Arial4" style:font-size-complex="10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fo:color="#2a6099" loext:opacity="100%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bold" officeooo:rsid="006f6986" style:text-blinking="false" fo:background-color="transparent" loext:char-shading-value="0" style:font-name-asian="Verdana" style:font-size-asian="10pt" style:font-style-asian="normal" style:font-weight-asian="bold" style:font-name-complex="Arial4" style:font-size-complex="10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officeooo:rsid="0074819c"/>
    </style:style>
    <style:style style:name="T27" style:family="text">
      <style:text-properties officeooo:rsid="00713492"/>
    </style:style>
    <style:style style:name="T28" style:family="text">
      <style:text-properties officeooo:rsid="00748fa6"/>
    </style:style>
    <style:style style:name="T29" style:family="text">
      <style:text-properties officeooo:rsid="007651fc"/>
    </style:style>
    <style:style style:name="T30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31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32" style:family="text">
      <style:text-properties fo:font-weight="bold" officeooo:rsid="00149f96" style:font-weight-asian="bold" style:font-weight-complex="bold"/>
    </style:style>
    <style:style style:name="T33" style:family="text">
      <style:text-properties fo:font-weight="bold" officeooo:rsid="0024a0da" style:font-weight-asian="bold" style:font-weight-complex="bold"/>
    </style:style>
    <style:style style:name="T34" style:family="text">
      <style:text-properties fo:font-weight="bold" officeooo:rsid="00691e67" style:font-weight-asian="bold" style:font-weight-complex="bold"/>
    </style:style>
    <style:style style:name="T35" style:family="text">
      <style:text-properties fo:font-weight="bold" officeooo:rsid="00422941" style:font-weight-asian="bold" style:font-weight-complex="bold"/>
    </style:style>
    <style:style style:name="T36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37" style:family="text">
      <style:text-properties officeooo:rsid="00840aca"/>
    </style:style>
    <style:style style:name="T38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CUERDO DE <text:span text:style-name="T26">ALZAMIENTO</text:span> DE MEDIDAS PROVISIONALES</text:p>
      <text:p text:style-name="P10"/>
      <text:p text:style-name="P11">Número de expediente: <text:span text:style-name="T1">$$V_NUMEXP$$</text:span> </text:p>
      <text:p text:style-name="P15"><text:span text:style-name="Fuente_20_de_20_párrafo_20_predeter."><text:span text:style-name="T16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16"> </text:span></text:span></text:p>
      <text:p text:style-name="P21"><text:span text:style-name="T9">Fecha: </text:span><text:span text:style-name="T10">$$DIA_SISTEMA$$ </text:span><text:span text:style-name="T11">de</text:span><text:span text:style-name="T10"> $$MES_SISTEMA$$ </text:span><text:span text:style-name="T11">de </text:span><text:span text:style-name="T10">$$EJERCICIO_SISTEMA$$</text:span></text:p>
      <text:p text:style-name="P11"/>
      <text:p text:style-name="P27"><text:span text:style-name="T24">[En caso de que se haya iniciado </text:span><text:span text:style-name="T25">a instancia de parte</text:span><text:span text:style-name="T24">]</text:span><text:span text:style-name="T8">Con fecha $$DIA_REGISTRO_SOLIC$$ de $$MES_REGISTRO_SOLIC$$ de $$EJERCICIO_REGISTRO_SOLIC$$ se presentó solicitud por $$INTERESADO_PRESENTACION$$.</text:span></text:p>
      <text:p text:style-name="P30">En dicho escrito se solicitaba $$SOLICITUD$$.</text:p>
      <text:p text:style-name="P19"><text:span text:style-name="T27">[En caso de que se haya iniciado de oficio]</text:span><text:span text:style-name="T13">Con relación al </text:span><text:span text:style-name="T14">p</text:span><text:span text:style-name="T13">rocedimiento de referencia </text:span><text:span text:style-name="T12">que se </text:span><text:span text:style-name="T15">instruye</text:span><text:span text:style-name="T13"> en $$ESTE_ART$$ $$AYUNTAMIENTO$$ por los siguientes hechos: 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4"><text:span text:style-name="T37">H</text:span><text:span text:style-name="T17">echos ocurridos</text:span></text:p>
          </table:table-cell>
        </table:table-row>
        <table:table-row table:style-name="TableLine1540126882096">
          <table:table-cell table:style-name="Tabla1.A2" office:value-type="string">
            <text:p text:style-name="P31"><text:text-input text:description="JOOScript">${(datos.att0)!}</text:text-input><text:span text:style-name="T33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2"><text:s/></text:p>
      <text:p text:style-name="P18"><text:span text:style-name="T22">[En caso de solicitarse </text:span><text:span text:style-name="T23">el alzamiento de</text:span><text:span text:style-name="T22"> medidas a instancia de parte]</text:span><text:span text:style-name="T3">Vista la solicitud de fecha $$FECHA_SOL_ALZ_MED$$ por la que se pide </text:span><text:span text:style-name="T5">el alzamiento</text:span><text:span text:style-name="T3"> de las siguientes medidas provisionales: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3"><text:span text:style-name="T37">M</text:span><text:span text:style-name="T18">edidas provisionales a alzar</text:span></text:p>
          </table:table-cell>
          <table:table-cell table:style-name="Tabla4.B1" office:value-type="string">
            <text:p text:style-name="P25">Fecha de adopción de las medidas</text:p>
          </table:table-cell>
        </table:table-row>
        <table:table-row table:style-name="TableLine1540126892160">
          <table:table-cell table:style-name="Tabla4.A2" office:value-type="string">
            <text:p text:style-name="P31"><text:text-input text:description="JOOScript">${(datos.att0)!}</text:text-input><text:span text:style-name="T33"><text:script script:language="JOOScript">&lt;jooscript&gt;
&lt;insert-around element="table:table-row"&gt;
[#if MED_PROV_SOL_ALZ??]
[#assign MED_PROV_SOL_ALZ_AUXILIAR=MED_PROV_SOL_ALZ]
[/#if]
[#if TAB_MED_PROV_SOL_ALZ??]
[#assign MED_PROV_SOL_ALZ_AUXILIAR=TAB_MED_PROV_SOL_ALZ]
[/#if]
[#if MED_PROV_SOL_ALZ_AUXILIAR?? &amp;amp;&amp;amp; MED_PROV_SOL_ALZ_AUXILIAR?is_enumerable]
[#list MED_PROV_SOL_ALZ_AUXILIAR as datos]
&lt;content/&gt;
[/#list]
[/#if]
&lt;/insert-around&gt;
&lt;/jooscript&gt;
</text:script></text:span></text:p>
          </table:table-cell>
          <table:table-cell table:style-name="Tabla4.B2" office:value-type="string">
            <text:p text:style-name="P26"><text:text-input text:description="JOOScript">${(datos.att1)!}</text:text-input></text:p>
          </table:table-cell>
        </table:table-row>
      </table:table>
      <text:p text:style-name="P20"/>
      <text:p text:style-name="P17"><text:span text:style-name="T3">Considerando el artículo 56.</text:span><text:span text:style-name="T6">5</text:span><text:span text:style-name="T3"> de la Ley 39/2015, de 1 de octubre, del Procedimiento Administrativo Común de las Administraciones Públicas, donde se recoge que: “</text:span><text:span text:style-name="T4">Las medidas provisionales podrán ser alzadas o modificadas durante la tramitación del procedimiento, de oficio o a instancia de parte, en virtud de circunstancias sobrevenidas o que no pudieron ser tenidas en cuenta en el momento de su adopción.</text:span></text:p>
      <text:p text:style-name="P17"><text:span text:style-name="T4">En todo caso, se extinguirán cuando surta efectos la resolución administrativa que ponga fin al procedimiento correspondiente</text:span><text:span text:style-name="T3">”.</text:span></text:p>
      <text:p text:style-name="P5">Considerando que concurren las siguientes circunstancias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><text:span text:style-name="T37">R</text:span><text:span text:style-name="T18">azones</text:span></text:p>
          </table:table-cell>
        </table:table-row>
        <table:table-row table:style-name="TableLine1540126886992">
          <table:table-cell table:style-name="Tabla3.A2" office:value-type="string">
            <text:p text:style-name="P31"><text:text-input text:description="JOOScript">${(datos.att0)!}</text:text-input><text:span text:style-name="T33"><text:script script:language="JOOScript">&lt;jooscript&gt;
&lt;insert-around element="table:table-row"&gt;
[#if RAZONES_ALZ_MED_PROV??]
[#assign RAZONES_ALZ_MED_PROV_AUXILIAR=RAZONES_ALZ_MED_PROV]
[/#if]
[#if TAB_RAZONES_ALZ_MED_PROV??]
[#assign RAZONES_ALZ_MED_PROV_AUXILIAR=TAB_RAZONES_ALZ_MED_PROV]
[/#if]
[#if RAZONES_ALZ_MED_PROV_AUXILIAR?? &amp;amp;&amp;amp; RAZONES_ALZ_MED_PROV_AUXILIAR?is_enumerable]
[#list RAZONES_ALZ_MED_PROV_AUXILIAR as datos]
&lt;content/&gt;
[/#list]
[/#if]
&lt;/insert-around&gt;
&lt;/jooscript&gt;
</text:script></text:span></text:p>
          </table:table-cell>
        </table:table-row>
      </table:table>
      <text:p text:style-name="P6"/>
      <text:p text:style-name="P7">ACUERDO</text:p>
      <text:p text:style-name="P8"><text:span text:style-name="T29">PRIMERO</text:span>.- <text:span text:style-name="T20">Alzar</text:span><text:span text:style-name="T19"> las siguientes medidas provisionales: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<text:span text:style-name="T37">M</text:span><text:span text:style-name="T18">edidas provisionales</text:span></text:p>
          </table:table-cell>
        </table:table-row>
        <table:table-row table:style-name="TableLine1540126890800">
          <table:table-cell table:style-name="Tabla2.A2" office:value-type="string">
            <text:p text:style-name="P31"><text:text-input text:description="JOOScript">${(datos.att0)!}</text:text-input><text:span text:style-name="T33"><text:script script:language="JOOScript">&lt;jooscript&gt;
&lt;insert-around element="table:table-row"&gt;
[#if MED_PROV_ALZ??]
[#assign MED_PROV_ALZ_AUXILIAR=MED_PROV_ALZ]
[/#if]
[#if TAB_MED_PROV_ALZ??]
[#assign MED_PROV_ALZ_AUXILIAR=TAB_MED_PROV_ALZ]
[/#if]
[#if MED_PROV_ALZ_AUXILIAR?? &amp;amp;&amp;amp; MED_PROV_ALZ_AUXILIAR?is_enumerable]
[#list MED_PROV_ALZ_AUXILIAR as datos]
&lt;content/&gt;
[/#list]
[/#if]
&lt;/insert-around&gt;
&lt;/jooscript&gt;
</text:script></text:span></text:p>
          </table:table-cell>
        </table:table-row>
      </table:table>
      <text:p text:style-name="P13"/>
      <text:p text:style-name="P14"><text:span text:style-name="T28">SEGUNDO.- </text:span><text:span text:style-name="T21">Notificar el presente acuerdo a los/las interesados/as.</text:span></text:p>
      <text:p text:style-name="P16"/>
      <text:p text:style-name="P28"><text:soft-page-break/><text:span text:style-name="Fuente_20_de_20_párrafo_20_predeter."><text:span text:style-name="T36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30"><text:text-input text:description="JOOScript">${(FIRMANTES_FDO_AUXILIAR)!}</text:text-input></text:span></text:span><text:span text:style-name="T32"><text:s/></text:span><text:span text:style-name="Fuente_20_de_20_párrafo_20_predeter."><text:span text:style-name="T31"><text:text-input text:description="JOOScript">${(FIRMANTES_AUXILIAR)!}</text:text-input></text:span></text:span><text:span text:style-name="Fuente_20_de_20_párrafo_20_predeter."><text:span text:style-name="T31"><text:s/></text:span></text:span></text:p>
      <text:p text:style-name="P29"><text:span text:style-name="Fuente_20_de_20_párrafo_20_predeter."><text:span text:style-name="T7"><text:text-input text:description="JOOScript">${(FIRMANTE_DELEGACION_AUXILIAR)!}</text:text-input></text:span></text:span><text:span text:style-name="Fuente_20_de_20_párrafo_20_predeter."><text:span text:style-name="T7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Arial2" svg:font-family="Arial"/>
    <style:font-face style:name="StarSymbol1" svg:font-family="StarSymbol"/>
    <style:font-face style:name="Tahoma" svg:font-family="Tahoma"/>
    <style:font-face style:name="Courier New" svg:font-family="'Courier New'" style:font-family-generic="modern"/>
    <style:font-face style:name="StarSymbol" svg:font-family="StarSymbol" style:font-family-generic="system"/>
    <style:font-face style:name="Courier New1" svg:font-family="'Courier New'" style:font-family-generic="modern" style:font-pitch="fixed"/>
    <style:font-face style:name="Liberation Serif1" svg:font-family="'Liberation Serif'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Mangal1" svg:font-family="Mangal" style:font-family-generic="swiss" style:font-pitch="variable"/>
    <style:font-face style:name="SimSun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loext:opacity="0%" style:font-name="Liberation Serif" fo:font-size="12pt" fo:language="es" fo:country="ES" style:letter-kerning="true" style:font-name-asian="SimSun1" style:font-size-asian="10.5pt" style:language-asian="zh" style:country-asian="CN" style:font-name-complex="Mangal" style:font-size-complex="12pt" style:language-complex="hi" style:country-complex="IN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3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3" fo:font-family="Arial" style:font-family-generic="swiss" style:font-pitch="variable" fo:font-size="7pt" style:font-size-asian="7pt" style:font-size-complex="7pt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1" style:font-family-complex="Tahoma" style:font-family-generic-complex="swiss" style:font-pitch-complex="variable" style:font-style-complex="italic" fo:hyphenate="false" fo:hyphenation-remain-char-count="2" fo:hyphenation-push-char-count="2" loext:hyphenation-no-caps="false"/>
    </style:style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wiss" style:font-pitch-complex="variable" style:font-size-complex="11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1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1LVL2" style:display-name="WW_CharLFO1LVL2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_5f_CharLFO1LVL3" style:display-name="WW_CharLFO1LVL3" style:family="text">
      <style:text-properties style:font-name="Wingdings1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1" fo:font-family="'Courier New'" style:font-family-generic="modern" style:font-pitch="fixed" style:font-name-complex="Wingdings1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Wingdings1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1" fo:font-family="'Courier New'" style:font-family-generic="modern" style:font-pitch="fixed" style:font-name-complex="Wingdings1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1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2" style:display-name="WW_CharLFO2LVL2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3" style:display-name="WW_CharLFO2LVL3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4" style:display-name="WW_CharLFO2LVL4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5" style:display-name="WW_CharLFO2LVL5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6" style:display-name="WW_CharLFO2LVL6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7" style:display-name="WW_CharLFO2LVL7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8" style:display-name="WW_CharLFO2LVL8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9" style:display-name="WW_CharLFO2LVL9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text-properties style:font-name="Arial3"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language>es-ES</dc:language>
    <meta:editing-cycles>1</meta:editing-cycles>
    <meta:editing-duration>P0D</meta:editing-duration>
    <meta:document-statistic meta:table-count="4" meta:image-count="0" meta:object-count="0" meta:page-count="2" meta:paragraph-count="33" meta:word-count="248" meta:character-count="1905" meta:non-whitespace-character-count="1698"/>
  </office:meta>
</office:document-meta>
</file>